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Verdana" fo:font-size="7pt" style:font-name-asian="Tahoma" style:font-size-asian="7pt" style:font-name-complex="Tahoma" style:font-size-complex="7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Verdana" fo:font-size="10.5pt" fo:font-weight="bold" style:font-name-asian="Tahoma" style:font-size-asian="10.5pt" style:font-weight-asian="bold" style:font-name-complex="Tahoma" style:font-size-complex="10.5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Verdana" fo:font-size="10.5pt" fo:font-weight="bold" style:font-name-asian="Tahoma" style:font-size-asian="10.5pt" style:font-weight-asian="bold" style:font-name-complex="Tahoma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Verdana" fo:font-size="10.5pt" style:font-name-asian="Tahoma" style:font-size-asian="10.5pt" style:font-name-complex="Tahoma" style:font-size-complex="10.5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Verdana" fo:font-size="10.5pt" style:font-size-asian="10.5pt" style:font-size-complex="10.5pt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style:font-name="Verdana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-asian="Tahoma" style:font-name-complex="Tahoma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rovací smlouva</text:p>
      <text:p text:style-name="P2"/>
      <text:p text:style-name="P2"/>
      <text:p text:style-name="P3">Česká pirátská strana</text:p>
      <text:p text:style-name="P4">se sídlem 130 00 PRAHA -Žtžkov, Řehořova 943/19, lČ: 71339698, </text:p>
      <text:p text:style-name="P4">zapsaná 17,6,2009 pod číslem registrace MV-39553-7/VS-20O9, </text:p>
      <text:p text:style-name="P4">jejímž jménem jedná PavelŠtěpánek, nar. 24,9.1985, </text:p>
      <text:p text:style-name="P4">trvale bytem U Stadionu 742,537 03, CHRUDIM lll, (tel: 608 879 077)</text:p>
      <text:p text:style-name="P1">na straně dárce</text:p>
      <text:p text:style-name="P4"/>
      <text:p text:style-name="P4">a</text:p>
      <text:p text:style-name="P4"/>
      <text:p text:style-name="P3">Spolek Don Zordon</text:p>
      <text:p text:style-name="P4">se sídlem V Tejnecku 501, 537 01, CHRUDIM ll, lČ: 22606564, </text:p>
      <text:p text:style-name="P4">jejímž jménem jedná Lukáš Roztočil, nar. 8,5.1986, </text:p>
      <text:p text:style-name="P4">trvale bytem V Tejnecku 501, 537 01, CHRUDIM</text:p>
      <text:p text:style-name="P1">na straně druhé jako dárce</text:p>
      <text:p text:style-name="P4"/>
      <text:p text:style-name="P4">uzavíraí níže uvedeného dne, měsíce a roku podle příslušných ustanovení občanského zákoníku tuto darovací smlouvu:</text:p>
      <text:p text:style-name="P4"/>
      <text:p text:style-name="P4">Dárce Česká pirátská strana touto smlouvou daruje obdarovanému Spolku Don Zordon:</text:p>
      <text:p text:style-name="P3">finanční hotovost ve výši 3.000,- Kč, slovy : Tři tisíce korun českých</text:p>
      <text:p text:style-name="P4"/>
      <text:p text:style-name="P4">Dárce Česká pirátská strana prohlašuje, že disponuje finančními prostředky v dostatečné výši, aby mohla tento obnos darovat.</text:p>
      <text:p text:style-name="P4"/>
      <text:p text:style-name="P4">Obdarovaný prohlašuje, že dar s díky přijímá, a to výhradně na pokrytí části nákladů spojených s realizací programu <text:span text:style-name="T3">31. Underground Football Cup Chrudim 2018</text:span>.</text:p>
      <text:p text:style-name="P4"/>
      <text:p text:style-name="P4">Obdarovaný tímto nabízí dárci možnost otevření informačního stánku v době konání výše zmiňované akce, umístění značky dárce na propagačních materiálech a možnost vyvěsit svojí vlajku na hlavím podiu.</text:p>
      <text:p text:style-name="P4"/>
      <text:p text:style-name="P4">Obě smluvní strany se dohodli, že finanění prostředky budou převedeny na </text:p>
      <text:p text:style-name="P4"><text:span text:style-name="T1">účet č.2000724577/2010 u Fio banky a to do 30 tidnů ode dne podpisu této smlouvy</text:span>.</text:p>
      <text:p text:style-name="P4"/>
      <text:p text:style-name="P4">Jakékoliv změny nebo doplnění této smlouvy jsou možné jen písemně a s podpisem obou smluvních stran. Tato smlouva byla vyhotovena ve dvou originálních vyhotoveních, z nichž každý účastník obdžel po jednom vyhotovení. Tuto smlouvu smluvní strany uzavírají po vzájemném projednání a se svobodnou vůlí, nikoliv pod nátlakem, s jejím obsahem souhlasí a na důkaz toho připojují níže své vlastnoruční podpisy.</text:p>
      <text:p text:style-name="P4"/>
      <text:p text:style-name="P4">V Chrudimi dne 17.července 201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Česká pirátská strana<text:tab/><text:tab/><text:tab/><text:tab/><text:tab/><text:tab/><text:tab/>Spolek Don Zordon</text:p>
      <text:p text:style-name="P4">zastoupená Pavlem Štěpánkem<text:tab/><text:tab/><text:tab/><text:tab/>zastoupená Lukášem Roztočilem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14S</meta:editing-duration>
    <meta:editing-cycles>3</meta:editing-cycles>
    <meta:generator>OpenOffice.org/3.3$Win32 OpenOffice.org_project/330m20$Build-9567</meta:generator>
    <dc:date>2018-07-17T16:59:25.47</dc:date>
    <meta:document-statistic meta:table-count="0" meta:image-count="0" meta:object-count="0" meta:page-count="1" meta:paragraph-count="25" meta:word-count="287" meta:character-count="1931"/>
    <meta:user-defined meta:name="Info 1"/>
    <meta:user-defined meta:name="Info 2"/>
    <meta:user-defined meta:name="Info 3"/>
    <meta:user-defined meta:name="Info 4"/>
  </office:meta>
</office:document-meta>
</file>